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rtus Hariman</text:p>
      <text:p text:style-name="Standard">32 ans</text:p>
      <text:p text:style-name="Standard">103 kg</text:p>
      <text:p text:style-name="Standard">1m94</text:p>
      <text:p text:style-name="Standard">Homme</text:p>
      <text:p text:style-name="Standard">Neutre</text:p>
      <text:p text:style-name="Standard">Scientiste</text:p>
      <text:p text:style-name="Standard"/>
      <text:p text:style-name="P1">Attributs :</text:p>
      <text:p text:style-name="Standard"/>
      <text:p text:style-name="Standard">Santé : 27 / 40</text:p>
      <text:p text:style-name="Standard">Défense : 8 / 9 <text:s/>16 / 21</text:p>
      <text:p text:style-name="Standard"/>
      <text:p text:style-name="Standard">Mana : 15</text:p>
      <text:p text:style-name="Standard">Énergie : 46</text:p>
      <text:p text:style-name="Standard"/>
      <text:p text:style-name="Standard">Résistance physique : 3,5</text:p>
      <text:p text:style-name="Standard">Résistance magique : 1,5</text:p>
      <text:p text:style-name="Standard"/>
      <text:p text:style-name="Standard">Puissance physique : 12</text:p>
      <text:p text:style-name="Standard">Puissance magique : 3</text:p>
      <text:p text:style-name="Standard"/>
      <text:p text:style-name="Standard">Points d'actions : 5</text:p>
      <text:p text:style-name="Standard"/>
      <text:p text:style-name="P1">Caractéristiques :</text:p>
      <text:p text:style-name="Standard"/>
      <text:p text:style-name="Standard">Force : 6 / 12</text:p>
      <text:p text:style-name="Standard">Robustesse : 7</text:p>
      <text:p text:style-name="Standard"/>
      <text:p text:style-name="Standard">Endurance : 7 / 14</text:p>
      <text:p text:style-name="Standard">Métabolisme : 6 / 12</text:p>
      <text:p text:style-name="Standard"/>
      <text:p text:style-name="Standard">Agilité : 3 / 6</text:p>
      <text:p text:style-name="Standard">Dextérité : 3</text:p>
      <text:p text:style-name="Standard"/>
      <text:p text:style-name="Standard">Sagesse : 3</text:p>
      <text:p text:style-name="Standard">Âme : 3</text:p>
      <text:p text:style-name="Standard"/>
      <text:p text:style-name="P1">Compétences :</text:p>
      <text:p text:style-name="Standard"/>
      <text:p text:style-name="Standard">Hache : 8 / devient Main nue à 12</text:p>
      <text:p text:style-name="Standard">Parade : 8 / 12</text:p>
      <text:p text:style-name="Standard">Résistance à la douleur : 5 / 10</text:p>
      <text:p text:style-name="Standard">Eloquance : 1 / 10</text:p>
      <text:p text:style-name="Standard"/>
      <text:p text:style-name="P1">Capacités :</text:p>
      <text:p text:style-name="Standard"/>
      <text:p text:style-name="Standard">Lycantropie : Peut se transformer en loup-garou à la nuit tombé. Double sa force, son agilité, son métabolisme et son endur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lt Martin-Teyssier</meta:initial-creator>
    <meta:creation-date>2018-10-14T12:06:14.41</meta:creation-date>
    <dc:date>2018-11-06T22:00:03.58</dc:date>
    <dc:creator>Thibault Martin-Teyssier</dc:creator>
    <meta:editing-duration>PT37M30S</meta:editing-duration>
    <meta:editing-cycles>54</meta:editing-cycles>
    <meta:generator>OpenOffice/4.1.5$Win32 OpenOffice.org_project/415m1$Build-9789</meta:generator>
    <meta:document-statistic meta:table-count="0" meta:image-count="0" meta:object-count="0" meta:page-count="1" meta:paragraph-count="33" meta:word-count="137" meta:character-count="615"/>
  </office:meta>
</office:document-meta>
</file>